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Gabriola" svg:font-family="Gabriola" style:font-family-generic="decorative" style:font-pitch="variable"/>
    <style:font-face style:name="Liberation Serif1" svg:font-family="'Liberation Serif'" style:font-family-generic="decorative"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8db" officeooo:paragraph-rsid="0011e8db"/>
    </style:style>
    <style:style style:name="P2" style:family="paragraph" style:parent-style-name="Standard">
      <style:text-properties officeooo:rsid="0011e8db" officeooo:paragraph-rsid="001df18f"/>
    </style:style>
    <style:style style:name="P3" style:family="paragraph" style:parent-style-name="Standard">
      <style:text-properties officeooo:rsid="00130ec1" officeooo:paragraph-rsid="00130ec1"/>
    </style:style>
    <style:style style:name="P4" style:family="paragraph" style:parent-style-name="Standard">
      <style:text-properties officeooo:rsid="001407b4" officeooo:paragraph-rsid="001407b4"/>
    </style:style>
    <style:style style:name="P5" style:family="paragraph" style:parent-style-name="Standard">
      <style:text-properties officeooo:rsid="00197d99" officeooo:paragraph-rsid="00197d99"/>
    </style:style>
    <style:style style:name="P6" style:family="paragraph" style:parent-style-name="Standard">
      <style:text-properties officeooo:rsid="00197d99" officeooo:paragraph-rsid="00197d99"/>
    </style:style>
    <style:style style:name="P7" style:family="paragraph" style:parent-style-name="Standard">
      <style:text-properties officeooo:rsid="0022aea4" officeooo:paragraph-rsid="0022aea4"/>
    </style:style>
    <style:style style:name="P8" style:family="paragraph" style:parent-style-name="Heading_20_1">
      <style:paragraph-properties fo:break-before="page"/>
      <style:text-properties officeooo:paragraph-rsid="00201229"/>
    </style:style>
    <style:style style:name="P9" style:family="paragraph" style:parent-style-name="Text_20_body" style:list-style-name="L1">
      <style:text-properties officeooo:rsid="0021a351" officeooo:paragraph-rsid="00201229"/>
    </style:style>
    <style:style style:name="P10" style:family="paragraph" style:parent-style-name="Text_20_body">
      <style:text-properties officeooo:rsid="0021a351" officeooo:paragraph-rsid="00201229"/>
    </style:style>
    <style:style style:name="P11" style:family="paragraph" style:parent-style-name="Text_20_body" style:list-style-name="L1">
      <style:text-properties officeooo:paragraph-rsid="00201229"/>
    </style:style>
    <style:style style:name="P12" style:family="paragraph" style:parent-style-name="Text_20_body">
      <style:text-properties officeooo:rsid="00239bd4" officeooo:paragraph-rsid="00239bd4"/>
    </style:style>
    <style:style style:name="P13" style:family="paragraph" style:parent-style-name="Text_20_body" style:list-style-name="L2">
      <style:text-properties officeooo:rsid="00239bd4" officeooo:paragraph-rsid="00239bd4"/>
    </style:style>
    <style:style style:name="P14" style:family="paragraph">
      <style:paragraph-properties fo:text-align="center"/>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style:font-name="Liberation Serif"/>
    </style:style>
    <style:style style:name="P17" style:family="paragraph">
      <loext:graphic-properties draw:fill="none" draw:fill-color="#ffffff"/>
      <style:text-properties fo:font-size="8pt" style:font-size-asian="8pt" style:font-size-complex="8pt"/>
    </style:style>
    <style:style style:name="T1" style:family="text">
      <style:text-properties officeooo:rsid="00130ec1"/>
    </style:style>
    <style:style style:name="T2" style:family="text">
      <style:text-properties officeooo:rsid="00193f5a"/>
    </style:style>
    <style:style style:name="T3" style:family="text">
      <style:text-properties officeooo:rsid="001b45fc"/>
    </style:style>
    <style:style style:name="T4" style:family="text">
      <style:text-properties officeooo:rsid="001c0515"/>
    </style:style>
    <style:style style:name="T5" style:family="text">
      <style:text-properties officeooo:rsid="001df18f"/>
    </style:style>
    <style:style style:name="T6" style:family="text">
      <style:text-properties officeooo:rsid="001fd1ab"/>
    </style:style>
    <style:style style:name="T7" style:family="text">
      <style:text-properties officeooo:rsid="0024a86f"/>
    </style:style>
    <style:style style:name="T8" style:family="text">
      <style:text-properties officeooo:rsid="0021a351"/>
    </style:style>
    <style:style style:name="T9" style:family="text">
      <style:text-properties fo:color="#000000" style:font-name="Consolas" fo:font-size="10pt" fo:background-color="#d4d4d4" loext:char-shading-value="0" style:font-size-asian="10pt"/>
    </style:style>
    <style:style style:name="T10" style:family="text">
      <style:text-properties officeooo:rsid="00212f73"/>
    </style:style>
    <style:style style:name="T11" style:family="text">
      <style:text-properties fo:font-size="8pt" style:font-size-asian="8pt" style:font-size-complex="8pt"/>
    </style:style>
    <style:style style:name="T12" style:family="text">
      <style:text-properties style:font-name="Liberation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654cm" style:run-through="foreground"/>
    </style:style>
    <style:style style:name="gr4" style:family="graphic">
      <style:graphic-properties draw:marker-end="Arrowheads_20_1"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 Source Cell Top Battery Management System – OSCTBMS</text:p>
      <text:p text:style-name="P1"/>
      <text:h text:style-name="Heading_20_1" text:outline-level="1"><text:span text:style-name="T3">I</text:span>nter-module communications</text:h>
      <text:p text:style-name="P1"/>
      <text:p text:style-name="P1"><text:span text:style-name="T1">O</text:span>n the top of each cell is a monitor unit that measures the voltage and temperature of the cell. Additionally, it has a load that can be turned on or off to balance the cells.</text:p>
      <text:p text:style-name="P1">The cell top monitors have to report their information to the charger manager.</text:p>
      <text:p text:style-name="P1">The messages are built around a 4 byte data packet – forward error correction expands this to 6 bytes when the data is actually transmitted. <text:span text:style-name="T1">The first 2 bytes are used for the cell voltage in mV and the second 2 bytes are used for the cell temperature in 1/10ths of a degree Celsius.</text:span></text:p>
      <text:p text:style-name="P1"/>
      <text:p text:style-name="P3">Cell mV<text:tab/><text:tab/>0 – 4200<text:tab/>0x1068<text:tab/>13bits required</text:p>
      <text:p text:style-name="P3">Cell Temperature<text:tab/>0 – 1000<text:tab/>0x3E8<text:tab/><text:tab/>10bits required</text:p>
      <text:p text:style-name="P3"/>
      <text:p text:style-name="P4">The state of the load is encoded in the msb of the <text:span text:style-name="T2">voltage</text:span> bytes, <text:span text:style-name="T4">the next 2 bits are always zero</text:span>.</text:p>
      <text:p text:style-name="P4">The upper 3 bits of the temperature bytes are used for the <text:span text:style-name="T2">3</text:span> alarm indicators.</text:p>
      <text:p text:style-name="P4"/>
      <text:p text:style-name="P4"><draw:g text:anchor-type="paragraph" draw:z-index="1" draw:style-name="gr1"><draw:rect draw:style-name="gr2" draw:text-style-name="P15" svg:width="3.855cm" svg:height="0.87cm" svg:x="2.219cm" svg:y="0.189cm"><text:p text:style-name="P14"><text:span text:style-name="T11">Byte 1</text:span></text:p></draw:rect><draw:rect draw:style-name="gr2" draw:text-style-name="P15" svg:width="3.855cm" svg:height="0.87cm" svg:x="6.073cm" svg:y="0.189cm"><text:p text:style-name="P14"><text:span text:style-name="T11">Byte 2</text:span></text:p></draw:rect><draw:rect draw:style-name="gr2" draw:text-style-name="P15" svg:width="3.855cm" svg:height="0.87cm" svg:x="10.172cm" svg:y="0.189cm"><text:p text:style-name="P14"><text:span text:style-name="T11">Byte 3</text:span></text:p></draw:rect><draw:rect draw:style-name="gr2" draw:text-style-name="P15" svg:width="3.855cm" svg:height="0.87cm" svg:x="14.026cm" svg:y="0.189cm"><text:p text:style-name="P14"><text:span text:style-name="T11">Byte 4</text:span></text:p></draw:rect><draw:rect draw:style-name="gr2" draw:text-style-name="P16" svg:width="0.339cm" svg:height="0.87cm" svg:x="2.219cm" svg:y="0.189cm"><text:p text:style-name="P16"><text:span text:style-name="T12">L</text:span></text:p></draw:rect><draw:rect draw:style-name="gr2" draw:text-style-name="P14" svg:width="0.339cm" svg:height="0.87cm" svg:x="10.172cm" svg:y="0.189cm"><text:p text:style-name="P14">t</text:p></draw:rect><draw:rect draw:style-name="gr2" draw:text-style-name="P14" svg:width="0.339cm" svg:height="0.87cm" svg:x="10.511cm" svg:y="0.189cm"><text:p text:style-name="P14">v</text:p></draw:rect><draw:rect draw:style-name="gr2" draw:text-style-name="P14" svg:width="0.339cm" svg:height="0.87cm" svg:x="10.85cm" svg:y="0.189cm"><text:p text:style-name="P14">u</text:p></draw:rect><draw:frame draw:style-name="gr3" draw:text-style-name="P17" svg:width="1.117cm" svg:height="0.655cm" svg:x="1.859cm" svg:y="1.642cm"><draw:text-box><text:p><text:span text:style-name="T11">Load status bit</text:span></text:p></draw:text-box></draw:frame><draw:frame draw:style-name="gr3" draw:text-style-name="P17" svg:width="1.968cm" svg:height="0.655cm" svg:x="8.17cm" svg:y="1.642cm"><draw:text-box><text:p><text:span text:style-name="T11">Overtemperature alarm bit</text:span></text:p></draw:text-box></draw:frame><draw:frame draw:style-name="gr3" draw:text-style-name="P17" svg:width="1.682cm" svg:height="0.655cm" svg:x="9.892cm" svg:y="2.588cm"><draw:text-box><text:p><text:span text:style-name="T11">Over-voltage alarm bit</text:span></text:p></draw:text-box></draw:frame><draw:frame draw:style-name="gr3" draw:text-style-name="P17" svg:width="1.682cm" svg:height="0.655cm" svg:x="11.158cm" svg:y="1.681cm"><draw:text-box><text:p><text:span text:style-name="T11">Under-voltage alarm bit</text:span></text:p></draw:text-box></draw:frame><draw:line draw:style-name="gr4" draw:text-style-name="P14" svg:x1="11.232cm" svg:y1="1.566cm" svg:x2="11.063cm" svg:y2="1.06cm"><text:p/></draw:line><draw:line draw:style-name="gr4" draw:text-style-name="P14" svg:x1="10.005cm" svg:y1="1.644cm" svg:x2="10.363cm" svg:y2="1.06cm"><text:p/></draw:line><draw:line draw:style-name="gr4" draw:text-style-name="P14" svg:x1="10.684cm" svg:y1="2.589cm" svg:x2="10.68cm" svg:y2="1.06cm"><text:p/></draw:line><draw:line draw:style-name="gr4" draw:text-style-name="P14" svg:x1="2.348cm" svg:y1="1.644cm" svg:x2="2.348cm" svg:y2="1.06cm"><text:p/></draw:line><draw:rect draw:style-name="gr2" draw:text-style-name="P16" svg:width="0.339cm" svg:height="0.87cm" svg:x="2.558cm" svg:y="0.189cm"><text:p text:style-name="P16"><text:span text:style-name="T12">0</text:span></text:p></draw:rect><draw:rect draw:style-name="gr2" draw:text-style-name="P16" svg:width="0.339cm" svg:height="0.87cm" svg:x="2.896cm" svg:y="0.189cm"><text:p text:style-name="P16"><text:span text:style-name="T12">0</text:span></text:p></draw:rect></draw:g></text:p>
      <text:p text:style-name="P4"/>
      <text:p text:style-name="P4"/>
      <text:p text:style-name="P4"/>
      <text:p text:style-name="P4"/>
      <text:p text:style-name="P4"/>
      <text:p text:style-name="P4"/>
      <text:p text:style-name="P4"/>
      <text:p text:style-name="P4"/>
      <text:p text:style-name="P4"/>
      <text:p text:style-name="P2"><text:span text:style-name="T5">The charger controller</text:span> need<text:span text:style-name="T5">s</text:span> to be <text:span text:style-name="T5">able to initiate the sending of cell data so it can control the sampling rate for logging etc.</text:span> <text:span text:style-name="T5">The charge controller should also be able</text:span> to activate individual <text:span text:style-name="T5">cell </text:span>loads <text:span text:style-name="T6">to achieve dynamic balancing</text:span>.</text:p>
      <text:p text:style-name="P5">The <text:span text:style-name="T5">initiator</text:span> message from the charge controller is identified by having bits <text:span text:style-name="T5">1, </text:span>2 and 3 set to 1 in <text:span text:style-name="T10">both </text:span>pairs of bytes. <text:span text:style-name="T4">This can NEVER occur with cell data as it would mean over-voltage AND under-voltage at the same time. Both pairs of bytes should be identical to ensure data integrity.</text:span></text:p>
      <text:p text:style-name="P7">The initiator data is the mean cell voltage for dynamic balancing, cells will turn their load on if they’re more than 50mv above the mean. Dynamic balancing is disabled by sending zero.</text:p>
      <text:p text:style-name="P5"/>
      <text:p text:style-name="P5"/>
      <text:p text:style-name="P5"><draw:g text:anchor-type="paragraph" draw:z-index="0" draw:style-name="gr1"><draw:rect draw:style-name="gr2" draw:text-style-name="P15" svg:width="3.855cm" svg:height="0.87cm" svg:x="2.219cm" svg:y="0.189cm"><text:p text:style-name="P14"><text:span text:style-name="T11">Byte 1</text:span></text:p></draw:rect><draw:rect draw:style-name="gr2" draw:text-style-name="P15" svg:width="3.855cm" svg:height="0.87cm" svg:x="6.073cm" svg:y="0.189cm"><text:p text:style-name="P14"><text:span text:style-name="T11">Byte 2</text:span></text:p></draw:rect><draw:rect draw:style-name="gr2" draw:text-style-name="P15" svg:width="3.855cm" svg:height="0.87cm" svg:x="10.172cm" svg:y="0.189cm"><text:p text:style-name="P14"><text:span text:style-name="T11">Byte 3</text:span></text:p></draw:rect><draw:rect draw:style-name="gr2" draw:text-style-name="P15" svg:width="3.855cm" svg:height="0.87cm" svg:x="14.026cm" svg:y="0.189cm"><text:p text:style-name="P14"><text:span text:style-name="T11">Byte 4</text:span></text:p></draw:rect><draw:rect draw:style-name="gr2" draw:text-style-name="P14" svg:width="0.339cm" svg:height="0.87cm" svg:x="10.172cm" svg:y="0.189cm"><text:p text:style-name="P14">1</text:p></draw:rect><draw:rect draw:style-name="gr2" draw:text-style-name="P14" svg:width="0.339cm" svg:height="0.87cm" svg:x="10.511cm" svg:y="0.189cm"><text:p text:style-name="P14">1</text:p></draw:rect><draw:rect draw:style-name="gr2" draw:text-style-name="P14" svg:width="0.339cm" svg:height="0.87cm" svg:x="10.85cm" svg:y="0.189cm"><text:p text:style-name="P14">1</text:p></draw:rect><draw:rect draw:style-name="gr2" draw:text-style-name="P14" svg:width="0.339cm" svg:height="0.87cm" svg:x="2.219cm" svg:y="0.189cm"><text:p text:style-name="P14">1</text:p></draw:rect><draw:rect draw:style-name="gr2" draw:text-style-name="P14" svg:width="0.339cm" svg:height="0.87cm" svg:x="2.558cm" svg:y="0.189cm"><text:p text:style-name="P14">1</text:p></draw:rect><draw:rect draw:style-name="gr2" draw:text-style-name="P14" svg:width="0.339cm" svg:height="0.87cm" svg:x="2.896cm" svg:y="0.189cm"><text:p text:style-name="P14">1</text:p></draw:rect></draw:g></text:p>
      <text:p text:style-name="P5"/>
      <text:p text:style-name="P5"/>
      <text:p text:style-name="P5"/>
      <text:p text:style-name="P5"/>
      <text:h text:style-name="P8" text:outline-level="1">Calibration</text:h>
      <text:p text:style-name="P10">In order to get the maximum accuracy from the cell readings the module should be calibrated.</text:p>
      <text:p text:style-name="P12">You will need:</text:p>
      <text:list xml:id="list8998858444506976945" text:style-name="L2">
        <text:list-item>
          <text:p text:style-name="P13">accurate voltmeter.</text:p>
        </text:list-item>
        <text:list-item>
          <text:p text:style-name="P13">cell voltage supply, a cell will do fine.</text:p>
        </text:list-item>
        <text:list-item>
          <text:p text:style-name="P13">A way to read the cell data such as the arduino + shield or a decoding oscilloscope.</text:p>
        </text:list-item>
        <text:list-item>
          <text:p text:style-name="P13">compiler and programmer to re-flash the modules.</text:p>
        </text:list-item>
      </text:list>
      <text:p text:style-name="P10">Calibration is a relatively simple process:</text:p>
      <text:list xml:id="list8578884719401820772" text:style-name="L1">
        <text:list-item>
          <text:p text:style-name="P9"><text:span text:style-name="T7">C</text:span>onnect the cell to a stable voltage supply, the cell will be fine.</text:p>
        </text:list-item>
        <text:list-item>
          <text:p text:style-name="P9">Read the cell data to see what it reads.</text:p>
        </text:list-item>
        <text:list-item>
          <text:p text:style-name="P9">Compare the voltage reading to a calibrated voltmeter.</text:p>
        </text:list-item>
        <text:list-item>
          <text:p text:style-name="P11"><text:span text:style-name="T8">Adjust the </text:span><text:span text:style-name="T9">CELL_VOLT_MAX_INPUT</text:span><text:span text:style-name="T8"> value in the hardware.h file to adjust the cell reading.</text:span></text:p>
        </text:list-item>
        <text:list-item>
          <text:p text:style-name="P9">Recompile the code and reprogram the module to apply the new rea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Gabriola" svg:font-family="Gabriola" style:font-family-generic="decorative" style:font-pitch="variable"/>
    <style:font-face style:name="Liberation Serif1" svg:font-family="'Liberation Serif'" style:font-family-generic="decorative"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2:38:07.151000000</meta:creation-date>
    <dc:date>2017-08-25T21:14:16.872000000</dc:date>
    <meta:editing-duration>PT7H42M4S</meta:editing-duration>
    <meta:editing-cycles>17</meta:editing-cycles>
    <meta:generator>LibreOffice/5.2.7.2$Windows_x86 LibreOffice_project/2b7f1e640c46ceb28adf43ee075a6e8b8439ed10</meta:generator>
    <meta:print-date>2015-08-16T18:27:33.511000000</meta:print-date>
    <meta:document-statistic meta:table-count="0" meta:image-count="0" meta:object-count="0" meta:page-count="2" meta:paragraph-count="25" meta:word-count="410" meta:character-count="2275" meta:non-whitespace-character-count="1893"/>
  </office:meta>
</office:document-meta>
</file>